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8</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0</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ACC: accumulated distance<text:tab/>22</text:p>
          <text:p text:style-name="P7"><text:s/>7.1.5 Type TSEC: time in seconds<text:tab/>22</text:p>
          <text:p text:style-name="P7"><text:s/>7.1.6 Type TMIN: time in minutes<text:tab/>22</text:p>
          <text:p text:style-name="P7"><text:soft-page-break/><text:s/>7.1.7 Type ATRI: area of triangle<text:tab/>23</text:p>
          <text:p text:style-name="P7"><text:s/>7.1.8 Type ANG3P: angle between 3 points<text:tab/>23</text:p>
          <text:p text:style-name="P7"><text:s/>7.1.9 Type ANGN: angle to the north<text:tab/>23</text:p>
          <text:p text:style-name="P7"><text:s/>7.1.10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9-07T15:25:35</dc:date>
    <meta:editing-duration>P1DT6H41M52S</meta:editing-duration>
    <meta:editing-cycles>182</meta:editing-cycles>
    <meta:generator>LibreOffice/3.3$Win32 LibreOffice_project/330m19$Build-8</meta:generator>
    <meta:printed-by>Toni </meta:printed-by>
    <meta:print-date>2011-08-11T13:22:13.29</meta:print-date>
    <meta:document-statistic meta:table-count="0" meta:image-count="0" meta:object-count="0" meta:page-count="29" meta:paragraph-count="606" meta:word-count="4272" meta:character-count="27823"/>
  </office:meta>
</office:document-meta>
</file>